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8.07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 table:number-rows-repeated="4"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UB_SIS</text:p>
          </table:table-cell>
          <table:table-cell table:style-name="ce2" office:value-type="string">
            <text:p>LISTA DE FUNCIONALIDADES</text:p>
          </table:table-cell>
          <table:table-cell table:style-name="ce2" office:value-type="string">
            <text:p>COMPLEX</text:p>
          </table:table-cell>
        </table:table-row>
        <table:table-row table:style-name="ro1">
          <table:table-cell table:style-name="ce1" office:value-type="string">
            <text:p>Piloto</text:p>
          </table:table-cell>
          <table:table-cell office:value-type="string">
            <text:p>Integração com sub-sistema de monitoraçã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iloto</text:p>
          </table:table-cell>
          <table:table-cell office:value-type="string">
            <text:p>Configuração – importação de arquivo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iloto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iloto</text:p>
          </table:table-cell>
          <table:table-cell office:value-type="string">
            <text:p>Resumo aplicações</text:p>
          </table:table-cell>
          <table:table-cell/>
        </table:table-row>
        <table:table-row table:style-name="ro1">
          <table:table-cell office:value-type="string">
            <text:p>Piloto</text:p>
          </table:table-cell>
          <table:table-cell office:value-type="string">
            <text:p>Status aplicação – gráfico</text:p>
          </table:table-cell>
          <table:table-cell/>
        </table:table-row>
        <table:table-row table:style-name="ro1">
          <table:table-cell office:value-type="string">
            <text:p>Piloto</text:p>
          </table:table-cell>
          <table:table-cell office:value-type="string">
            <text:p>Status aplicação – lista</text:p>
          </table:table-cell>
          <table:table-cell/>
        </table:table-row>
        <table:table-row table:style-name="ro1">
          <table:table-cell office:value-type="string">
            <text:p>Piloto</text:p>
          </table:table-cell>
          <table:table-cell office:value-type="string">
            <text:p>Detalhamento IC</text:p>
          </table:table-cell>
          <table:table-cell/>
        </table:table-row>
        <table:table-row table:style-name="ro1">
          <table:table-cell office:value-type="string">
            <text:p>Piloto</text:p>
          </table:table-cell>
          <table:table-cell office:value-type="string">
            <text:p>Relatório - resumo</text:p>
          </table:table-cell>
          <table:table-cell/>
        </table:table-row>
        <table:table-row table:style-name="ro1">
          <table:table-cell office:value-type="string">
            <text:p>Piloto</text:p>
          </table:table-cell>
          <table:table-cell office:value-type="string">
            <text:p>Relatório - lista de eventos</text:p>
          </table:table-cell>
          <table:table-cell/>
        </table:table-row>
        <table:table-row table:style-name="ro1">
          <table:table-cell office:value-type="string">
            <text:p>Piloto</text:p>
          </table:table-cell>
          <table:table-cell office:value-type="string">
            <text:p>Relatório - download</text:p>
          </table:table-cell>
          <table:table-cell/>
        </table:table-row>
        <table:table-row table:style-name="ro1">
          <table:table-cell office:value-type="string">
            <text:p>Piloto</text:p>
          </table:table-cell>
          <table:table-cell office:value-type="string">
            <text:p>Gerador de log de eventos</text:p>
          </table:table-cell>
          <table:table-cell/>
        </table:table-row>
        <table:table-row table:style-name="ro1">
          <table:table-cell office:value-type="string">
            <text:p>Piloto</text:p>
          </table:table-cell>
          <table:table-cell office:value-type="string">
            <text:p>Gerador de alerta de evento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suários</text:p>
          </table:table-cell>
          <table:table-cell office:value-type="string">
            <text:p>Criação de usuário</text:p>
          </table:table-cell>
          <table:table-cell/>
        </table:table-row>
        <table:table-row table:style-name="ro1">
          <table:table-cell office:value-type="string">
            <text:p>Usuários</text:p>
          </table:table-cell>
          <table:table-cell office:value-type="string">
            <text:p>Criação de grupo</text:p>
          </table:table-cell>
          <table:table-cell/>
        </table:table-row>
        <table:table-row table:style-name="ro1">
          <table:table-cell office:value-type="string">
            <text:p>Usuários</text:p>
          </table:table-cell>
          <table:table-cell office:value-type="string">
            <text:p>Listagem de usuários</text:p>
          </table:table-cell>
          <table:table-cell/>
        </table:table-row>
        <table:table-row table:style-name="ro1">
          <table:table-cell office:value-type="string">
            <text:p>Usuários</text:p>
          </table:table-cell>
          <table:table-cell office:value-type="string">
            <text:p>Alteração e remoção de usuário</text:p>
          </table:table-cell>
          <table:table-cell/>
        </table:table-row>
        <table:table-row table:style-name="ro1">
          <table:table-cell office:value-type="string">
            <text:p>Usuários</text:p>
          </table:table-cell>
          <table:table-cell office:value-type="string">
            <text:p>Alteração e remoção de grupo</text:p>
          </table:table-cell>
          <table:table-cell/>
        </table:table-row>
        <table:table-row table:style-name="ro1">
          <table:table-cell office:value-type="string">
            <text:p>Usuários</text:p>
          </table:table-cell>
          <table:table-cell office:value-type="string">
            <text:p>Atribuição de acesso à usuário</text:p>
          </table:table-cell>
          <table:table-cell/>
        </table:table-row>
        <table:table-row table:style-name="ro1">
          <table:table-cell office:value-type="string">
            <text:p>Usuários</text:p>
          </table:table-cell>
          <table:table-cell office:value-type="string">
            <text:p>Atribuição de acesso à grupo</text:p>
          </table:table-cell>
          <table:table-cell/>
        </table:table-row>
        <table:table-row table:style-name="ro1">
          <table:table-cell office:value-type="string">
            <text:p>Usuários</text:p>
          </table:table-cell>
          <table:table-cell office:value-type="string">
            <text:p>Sistema de autorizaçã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/01/2009</text:date>, <text:time>12:5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niel Albuquerque</meta:initial-creator>
    <meta:creation-date>2009-01-22T09:45:53</meta:creation-date>
    <dc:creator>Daniel Albuquerque</dc:creator>
    <dc:date>2009-01-22T12:56:55</dc:date>
    <meta:editing-cycles>3</meta:editing-cycles>
    <meta:editing-duration>PT2H40M22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46"/>
  </office:meta>
</office:document-meta>
</file>